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ReportTo( User report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Groups( List &lt; Group &gt; grou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Members( List &lt; User &gt; me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14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roup.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Report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